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_28_Rounded_29_"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13.67cm" fo:min-width="21.4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cm" fo:min-width="0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stroke-linejoin="round" draw:fill-color="#ff7b59" draw:textarea-horizontal-align="justify" draw:textarea-vertical-align="middle" draw:auto-grow-height="false" fo:min-height="1.75cm" fo:min-width="2.5cm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svg:stroke-color="#000000" draw:stroke-linejoin="round" draw:fill-color="#ff7b59" draw:textarea-horizontal-align="justify" draw:textarea-vertical-align="middle" draw:auto-grow-height="false" fo:min-height="2.75cm" fo:min-width="3.5cm"/>
    </style:style>
    <style:style style:name="gr7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1.644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b66c" draw:fill-color="#ffb66c" draw:textarea-horizontal-align="justify" draw:textarea-vertical-align="middle" draw:auto-grow-height="false" fo:min-height="12.25cm" fo:min-width="11.75cm"/>
    </style:style>
    <style:style style:name="gr13" style:family="graphic" style:parent-style-name="standard">
      <style:graphic-properties svg:stroke-color="#000000" draw:fill-color="#ff7b59" draw:textarea-horizontal-align="justify" draw:textarea-vertical-align="middle" draw:auto-grow-height="false" fo:min-height="4cm" fo:min-width="4.75cm"/>
    </style:style>
    <style:style style:name="gr14" style:family="graphic" style:parent-style-name="standard">
      <style:graphic-properties svg:stroke-width="0.081cm" svg:stroke-color="#000000" draw:marker-start-width="0.322cm" draw:marker-end-width="0.322cm" draw:fill="none" draw:fill-color="#b2b2b2" draw:textarea-horizontal-align="justify" draw:textarea-vertical-align="middle" draw:auto-grow-height="false" fo:min-height="0.334cm" fo:min-width="0.25cm" fo:padding-top="0.166cm" fo:padding-bottom="0.166cm" fo:padding-left="0.291cm" fo:padding-right="0.2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000000" draw:marker-start-width="0.322cm" draw:marker-end-width="0.322cm" draw:fill="none" draw:fill-color="#b2b2b2" draw:textarea-horizontal-align="justify" draw:textarea-vertical-align="middle" draw:auto-grow-height="false" fo:min-height="0.252cm" fo:min-width="0.168cm" fo:padding-top="0.166cm" fo:padding-bottom="0.166cm" fo:padding-left="0.291cm" fo:padding-right="0.291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svg:stroke-color="#000000" draw:fill-color="#ff7b59" draw:textarea-horizontal-align="justify" draw:textarea-vertical-align="middle" draw:auto-grow-height="false" fo:min-height="10.25cm" fo:min-width="5.25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75cm" fo:min-width="4.25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4.144cm" fo:padding-top="0.178cm" fo:padding-bottom="0.178cm" fo:padding-left="0.303cm" fo:padding-right="0.303cm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color="#000000" draw:fill-color="#ffb66c" draw:textarea-horizontal-align="justify" draw:textarea-vertical-align="middle" draw:auto-grow-height="false" fo:min-height="3.25cm" fo:min-width="4.25cm"/>
      <style:paragraph-properties style:writing-mode="lr-tb"/>
    </style:style>
    <style:style style:name="gr28" style:family="graphic" style:parent-style-name="objectwithoutfill">
      <style:graphic-properties svg:stroke-width="0.053cm" svg:stroke-color="#000000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1" style:family="graphic" style:parent-style-name="objectwithoutfill">
      <style:graphic-properties svg:stroke-width="0.106cm" svg:stroke-color="#000000" draw:marker-start-width="0.358cm" draw:marker-end="Arrowheads_20_9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7b59"/>
      <style:paragraph-properties fo:text-align="center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 draw:fill-color="#ffffff"/>
      <style:paragraph-properties fo:margin-top="0cm" fo:margin-bottom="0cm"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4cm" svg:x="2.6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cm" svg:y1="0.8cm" svg:x2="1.6cm" svg:y2="10.3cm">
          <text:p/>
        </draw:line>
        <draw:custom-shape draw:style-name="gr3" draw:text-style-name="P1" draw:layer="layout" svg:width="1cm" svg:height="1.5cm" draw:transform="rotate (-3.14159265358979) translate (2.1cm 2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cm" svg:height="2cm" svg:x="3.6cm" svg:y="9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cm" svg:height="2cm" svg:x="3.6cm" svg:y="9.55cm">
          <draw:text-box>
            <text:p text:style-name="P3">Divisor de RF</text:p>
          </draw:text-box>
        </draw:frame>
        <draw:custom-shape draw:style-name="gr6" draw:text-style-name="P2" draw:layer="layout" svg:width="4cm" svg:height="3cm" svg:x="6.6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3cm" svg:x="6.6cm" svg:y="12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75cm" svg:height="2.25cm" svg:x="3.1cm" svg:y="3.55cm">
          <draw:text-box>
            <text:p>Acondicionamiento de RF</text:p>
          </draw:text-box>
        </draw:frame>
        <draw:custom-shape draw:style-name="gr8" draw:text-style-name="P1" xml:id="id3" draw:id="id3" draw:layer="layout" svg:width="2.25cm" svg:height="2cm" svg:x="6.85cm" svg:y="13.3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0.883cm" svg:height="1.613cm" draw:transform="rotate (0.785398163397448) translate (7.1cm 14.128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14.472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13.722cm)" svg:viewBox="0 0 884 1614" svg:d="M0 0c707 0 530 884 530 884 0 0-176 884 354 707">
          <text:p/>
        </draw:path>
        <draw:line draw:style-name="gr9" draw:text-style-name="P1" draw:layer="layout" svg:x1="7.85cm" svg:y1="13.55cm" svg:x2="7.6cm" svg:y2="13.8cm">
          <text:p/>
        </draw:line>
        <draw:line draw:style-name="gr9" draw:text-style-name="P1" draw:layer="layout" svg:x1="8.35cm" svg:y1="14.8cm" svg:x2="8.1cm" svg:y2="15.05cm">
          <text:p/>
        </draw:line>
        <draw:custom-shape draw:style-name="gr8" draw:text-style-name="P1" xml:id="id2" draw:id="id2" draw:layer="layout" svg:width="2.25cm" svg:height="2cm" svg:x="6.85cm" svg:y="5.3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0.883cm" svg:height="1.613cm" draw:transform="rotate (0.785398163397448) translate (7.1cm 6.128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6.472cm)" svg:viewBox="0 0 884 1614" svg:d="M0 0c707 0 530 884 530 884 0 0-176 884 354 707">
          <text:p/>
        </draw:path>
        <draw:path draw:style-name="gr9" draw:text-style-name="P1" draw:layer="layout" svg:width="0.883cm" svg:height="1.613cm" draw:transform="rotate (0.785398163397448) translate (7.1cm 5.722cm)" svg:viewBox="0 0 884 1614" svg:d="M0 0c707 0 530 884 530 884 0 0-176 884 354 707">
          <text:p/>
        </draw:path>
        <draw:line draw:style-name="gr9" draw:text-style-name="P1" draw:layer="layout" svg:x1="7.85cm" svg:y1="5.55cm" svg:x2="7.6cm" svg:y2="5.8cm">
          <text:p/>
        </draw:line>
        <draw:line draw:style-name="gr9" draw:text-style-name="P1" draw:layer="layout" svg:x1="8.35cm" svg:y1="6.8cm" svg:x2="8.1cm" svg:y2="7.05cm">
          <text:p/>
        </draw:line>
        <draw:connector draw:style-name="gr10" draw:text-style-name="P1" draw:layer="layout" svg:x1="5.1cm" svg:y1="9.3cm" svg:x2="6.85cm" svg:y2="6.3cm" draw:start-shape="id1" draw:start-glue-point="0" draw:end-shape="id2" draw:end-glue-point="3" svg:d="M5100 9300v-3000h1750" svg:viewBox="0 0 1751 3001">
          <text:p/>
        </draw:connector>
        <draw:connector draw:style-name="gr11" draw:text-style-name="P1" draw:layer="layout" svg:x1="5.1cm" svg:y1="11.3cm" svg:x2="6.85cm" svg:y2="14.3cm" draw:start-shape="id1" draw:start-glue-point="2" draw:end-shape="id3" draw:end-glue-point="3" svg:d="M5100 11300v3000h1750" svg:viewBox="0 0 1751 3001">
          <text:p/>
        </draw:connector>
        <draw:frame draw:style-name="gr7" draw:text-style-name="P5" draw:layer="layout" svg:width="8.75cm" svg:height="2.25cm" svg:x="3.25cm" svg:y="16cm">
          <draw:text-box>
            <text:p>Acondicionamiento de RF</text:p>
          </draw:text-box>
        </draw:frame>
        <draw:custom-shape draw:style-name="gr12" draw:text-style-name="P6" draw:layer="layout" svg:width="12.25cm" svg:height="12.5cm" svg:x="11.6cm" svg:y="4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25cm" svg:height="4.25cm" svg:x="11.85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1.75cm" draw:transform="rotate (-1.5707963267949) translate (13.85cm 5.55cm)">
          <text:p text:style-name="P10"/>
          <draw:enhanced-geometry svg:viewBox="0 0 21600 21600" draw:glue-points="?f0 0 ?f1 10800 0 21600 10800 21600 21600 21600 ?f7 10800" draw:text-areas="?f1 10800 ?f2 18000 ?f3 7200 ?f4 21600" draw:type="isosceles-triangle" draw:modifiers="10879.14723517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9" draw:layer="layout" svg:width="1.75cm" svg:height="0.962cm" svg:x="11.9cm" svg:y="5.85cm">
          <draw:text-box>
            <text:p text:style-name="P8"><text:span text:style-name="T1">LNA</text:span></text:p>
          </draw:text-box>
        </draw:frame>
        <draw:custom-shape draw:style-name="gr16" draw:text-style-name="P1" draw:layer="layout" svg:width="2.5cm" svg:height="1cm" svg:x="14.1cm" svg:y="5.8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4.5cm" svg:height="0.878cm" svg:x="12.25cm" svg:y="4.5cm">
          <draw:text-box>
            <text:p text:style-name="P8"><text:span text:style-name="T1">Front-End RF 1</text:span></text:p>
          </draw:text-box>
        </draw:frame>
        <draw:line draw:style-name="gr18" draw:text-style-name="P1" draw:layer="layout" svg:x1="9.1cm" svg:y1="6.3cm" svg:x2="12.1cm" svg:y2="6.3cm">
          <text:p/>
        </draw:line>
        <draw:line draw:style-name="gr9" draw:text-style-name="P1" draw:layer="layout" svg:x1="13.85cm" svg:y1="6.3cm" svg:x2="14.1cm" svg:y2="6.3cm">
          <text:p/>
        </draw:line>
        <draw:custom-shape draw:style-name="gr13" draw:text-style-name="P2" draw:layer="layout" svg:width="5.25cm" svg:height="4.25cm" svg:x="11.85cm" svg:y="12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5cm" svg:height="1.75cm" draw:transform="rotate (-1.5707963267949) translate (13.85cm 13.55cm)">
          <text:p/>
          <draw:enhanced-geometry svg:viewBox="0 0 21600 21600" draw:glue-points="?f0 0 ?f1 10800 0 21600 10800 21600 21600 21600 ?f7 10800" draw:text-areas="?f1 10800 ?f2 18000 ?f3 7200 ?f4 21600" draw:type="isosceles-triangle" draw:modifiers="10879.14723517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2.5cm" svg:height="1cm" svg:x="14.1cm" svg:y="13.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75cm" svg:height="0.962cm" svg:x="11.9cm" svg:y="13.838cm">
          <draw:text-box>
            <text:p text:style-name="P8"><text:span text:style-name="T1">LNA</text:span></text:p>
          </draw:text-box>
        </draw:frame>
        <draw:line draw:style-name="gr21" draw:text-style-name="P1" draw:layer="layout" svg:x1="9.1cm" svg:y1="14.3cm" svg:x2="12.1cm" svg:y2="14.3cm">
          <text:p/>
        </draw:line>
        <draw:line draw:style-name="gr9" draw:text-style-name="P1" draw:layer="layout" svg:x1="13.85cm" svg:y1="14.3cm" svg:x2="14.1cm" svg:y2="14.3cm">
          <text:p/>
        </draw:line>
        <draw:frame draw:style-name="gr17" draw:text-style-name="P9" draw:layer="layout" svg:width="4.5cm" svg:height="0.878cm" svg:x="12.1cm" svg:y="15.3cm">
          <draw:text-box>
            <text:p text:style-name="P8"><text:span text:style-name="T1">Front-End RF 2</text:span></text:p>
          </draw:text-box>
        </draw:frame>
        <draw:frame draw:style-name="gr22" draw:text-style-name="P5" draw:layer="layout" svg:width="1.25cm" svg:height="1cm" svg:x="13.85cm" svg:y="7.3cm">
          <draw:text-box>
            <text:p>L1</text:p>
          </draw:text-box>
        </draw:frame>
        <draw:frame draw:style-name="gr22" draw:text-style-name="P5" draw:layer="layout" svg:width="1.25cm" svg:height="1cm" svg:x="13.85cm" svg:y="12.3cm">
          <draw:text-box>
            <text:p>L2</text:p>
          </draw:text-box>
        </draw:frame>
        <draw:frame draw:style-name="gr22" draw:text-style-name="P5" draw:layer="layout" svg:width="1.25cm" svg:height="1cm" svg:x="9.35cm" svg:y="5.05cm">
          <draw:text-box>
            <text:p>L1</text:p>
          </draw:text-box>
        </draw:frame>
        <draw:frame draw:style-name="gr22" draw:text-style-name="P5" draw:layer="layout" svg:width="1.25cm" svg:height="1cm" svg:x="9.35cm" svg:y="13.05cm">
          <draw:text-box>
            <text:p>L2</text:p>
          </draw:text-box>
        </draw:frame>
        <draw:frame draw:style-name="gr22" draw:text-style-name="P5" draw:layer="layout" svg:width="4.75cm" svg:height="1cm" svg:x="11.85cm" svg:y="9.8cm">
          <draw:text-box>
            <text:p>Bloques de RF</text:p>
          </draw:text-box>
        </draw:frame>
        <draw:custom-shape draw:style-name="gr23" draw:text-style-name="P2" draw:layer="layout" svg:width="5.75cm" svg:height="10.5cm" svg:x="17.85cm" svg:y="5.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75cm" svg:height="2cm" svg:x="18.35cm" svg:y="5.3cm">
          <text:p text:style-name="P10">Filtro digital <text:s/>en FI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75cm" svg:height="2cm" svg:x="18.35cm" svg:y="13.3cm">
          <text:p text:style-name="P10">Filtro digital <text:s/>en FI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6.6cm" svg:y1="14.3cm" svg:x2="18.35cm" svg:y2="14.3cm">
          <text:p/>
        </draw:line>
        <draw:line draw:style-name="gr26" draw:text-style-name="P1" draw:layer="layout" svg:x1="16.6cm" svg:y1="6.3cm" svg:x2="18.35cm" svg:y2="6.3cm">
          <text:p/>
        </draw:line>
        <draw:custom-shape draw:style-name="gr27" draw:text-style-name="P6" draw:layer="layout" svg:width="4.75cm" svg:height="3.5cm" svg:x="18.35cm" svg:y="8.55cm">
          <text:p text:style-name="P10">Procesador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0.6cm" svg:y1="7.3cm" svg:x2="20.6cm" svg:y2="8.55cm">
          <text:p/>
        </draw:line>
        <draw:line draw:style-name="gr28" draw:text-style-name="P1" draw:layer="layout" svg:x1="20.6cm" svg:y1="13.3cm" svg:x2="20.6cm" svg:y2="12.05cm">
          <text:p/>
        </draw:line>
        <draw:frame draw:style-name="gr22" draw:text-style-name="P5" draw:layer="layout" svg:width="4.75cm" svg:height="1cm" svg:x="18.35cm" svg:y="4.05cm">
          <draw:text-box>
            <text:p>Bloque digital</text:p>
          </draw:text-box>
        </draw:frame>
        <draw:frame draw:style-name="gr29" draw:text-style-name="P12" draw:layer="layout" svg:width="6.75cm" svg:height="1.5cm" svg:x="9.6cm" svg:y="2.3cm">
          <draw:text-box>
            <text:p text:style-name="P11"><text:span text:style-name="T2">Módulo ZED - F9P</text:span></text:p>
          </draw:text-box>
        </draw:frame>
        <draw:frame draw:style-name="gr30" draw:text-style-name="P13" draw:layer="layout" svg:width="3.5cm" svg:height="1.673cm" svg:x="2.1cm" svg:y="7.55cm">
          <draw:text-box>
            <text:p text:style-name="P10">Entrada en RF</text:p>
          </draw:text-box>
        </draw:frame>
        <draw:line draw:style-name="gr31" draw:text-style-name="P1" draw:layer="layout" svg:x1="1.6cm" svg:y1="10.3cm" svg:x2="3.6cm" svg:y2="10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7T20:42:02.708000000</meta:creation-date>
    <dc:date>2022-11-07T21:36:29.509000000</dc:date>
    <meta:editing-duration>PT11M35S</meta:editing-duration>
    <meta:editing-cycles>3</meta:editing-cycles>
    <meta:generator>LibreOffice/7.2.0.4$Windows_X86_64 LibreOffice_project/9a9c6381e3f7a62afc1329bd359cc48accb6435b</meta:generator>
    <meta:document-statistic meta:object-count="55"/>
  </office:meta>
</office:document-meta>
</file>